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71b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71b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71b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71b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71b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71b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71b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71b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71b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71b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71b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71b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71b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71b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71b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71b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71b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os Ulpiano Carvajal Nugent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Bolivar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7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585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Teul Jose Antonio  Carvajal Bric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94216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0.9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5" meta:non-whitespace-character-count="1006"/>
    <meta:template xlink:type="simple" xlink:actuate="onRequest" xlink:title="Normal" xlink:href=""/>
  </office:meta>
</office:document-meta>
</file>